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3.2543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3.2161in"/>
    </style:style>
    <style:style style:name="co5" style:family="table-column">
      <style:table-column-properties fo:break-before="auto" style:column-width="3.8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3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29fc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c9211e" fo:font-size="9pt" style:font-size-asian="9pt" style:font-size-complex="9pt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ox-Plus Compliance and Testing Requirements and Documen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ast update:</text:p>
          </table:table-cell>
          <table:table-cell table:style-name="ce11" office:value-type="date" office:date-value="2023-04-16" calcext:value-type="date">
            <text:p>04/16/2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his spreadsheet is intended to organize compliance and testing documents for Fox-Plus with descriptions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hecklist 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sk Areas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Compliance Task Areas / Examples “Launch Compliance Task Areas”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Outgassing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Venting Analysis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requency Coordination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ss Properties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Electrical Repor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Orbital Debris Assessment Repor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terials List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ssion Readiness Review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Environmental Test Plan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ubeSat Acceptance Checklist (CAC)</text:p>
          </table:table-cell>
          <table:table-cell table:style-name="ce7" office:value-type="string" calcext:value-type="string">
            <text:p>dimensional verificatio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ssle Sys Prelaunch Safety Package</text:p>
          </table:table-cell>
          <table:table-cell table:style-name="ce7" office:value-type="string" calcext:value-type="string">
            <text:p>often required on USSF launches</text:p>
          </table:table-cell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Certification of Flight Worthiness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NOAA Imaging Approval Licensing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Battery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Vibration &amp; Shock Test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Transmitter Survey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Day-in-the-Life (DITL) Test /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Thermal Vacuum – Bakeout Test / Report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Compliance Letter</text:p>
          </table:table-cell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7" office:value-type="string" calcext:value-type="string">
            <text:p>Payload Readiness Review</text:p>
          </table:table-cell>
          <table:table-cell table:style-name="ce7" office:value-type="string" calcext:value-type="string">
            <text:p>often required on USSF launches</text:p>
          </table:table-cell>
          <table:table-cell table:style-name="ce9"/>
          <table:table-cell/>
        </table:table-row>
        <table:table-row table:style-name="ro1">
          <table:table-cell/>
          <table:table-cell table:style-name="ce8"/>
          <table:table-cell table:style-name="ce7"/>
          <table:table-cell table:style-name="ce9"/>
          <table:table-cell/>
        </table:table-row>
        <table:table-row table:style-name="ro1">
          <table:table-cell/>
          <table:table-cell table:style-name="ce8" table:number-columns-repeated="2"/>
          <table:table-cell table:style-name="ce9"/>
          <table:table-cell/>
        </table:table-row>
        <table:table-row table:style-name="ro1">
          <table:table-cell/>
          <table:table-cell table:style-name="ce9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Complianc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mpliance Task Area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Source Location(s)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table:style-name="ce15" office:value-type="string" calcext:value-type="string">
            <text:p>RadFxSat-2 Bakeout manual log.xls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table:style-name="ce15" office:value-type="string" calcext:value-type="string">
            <text:p>RadFxSat-2 Bakeout Test Procedur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Mission Readiness Review</text:p>
          </table:table-cell>
          <table:table-cell table:style-name="ce15" office:value-type="string" calcext:value-type="string">
            <text:p>RadFxSat-2 Launch Acceptance and Approval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table:style-name="ce15" office:value-type="string" calcext:value-type="string">
            <text:p>RadFxSat-2 mass measurements.xls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table:style-name="ce15" office:value-type="string" calcext:value-type="string">
            <text:p>RadFxSat-2 Mass Properties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table:style-name="ce15" office:value-type="string" calcext:value-type="string">
            <text:p>RadFxSat-2 Random Vibration Test Procedur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table:style-name="ce15" office:value-type="string" calcext:value-type="string">
            <text:p>RadFxSat-2 shock.xls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table:style-name="ce15" office:value-type="string" calcext:value-type="string">
            <text:p>RadFxSat-2 Shock Analysis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ing Analysis</text:p>
          </table:table-cell>
          <table:table-cell table:style-name="ce15" office:value-type="string" calcext:value-type="string">
            <text:p>RadFxSat-2 Venting.xls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ing Analysis</text:p>
          </table:table-cell>
          <table:table-cell table:style-name="ce15" office:value-type="string" calcext:value-type="string">
            <text:p>RadFxSat-2 Venting Analysis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Vacuum – Bakeout Test / Report</text:p>
          </table:table-cell>
          <table:table-cell table:style-name="ce15" office:value-type="string" calcext:value-type="string">
            <text:p>RadFXSat-2 Bakeout Test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on Readiness Review</text:p>
          </table:table-cell>
          <table:table-cell table:style-name="ce15" office:value-type="string" calcext:value-type="string">
            <text:p>RadFXSat-2 Preflight Init Procedure pre-fram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bration &amp; Shock Test Report</text:p>
          </table:table-cell>
          <table:table-cell table:style-name="ce15" office:value-type="string" calcext:value-type="string">
            <text:p>RadFXSat-2 SFT Subset for post-stack testing pre-frame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table:style-name="ce15" office:value-type="string" calcext:value-type="string">
            <text:p>RadFXSat-2 Vibration Test Report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eSat Acceptance Checklist (CAC)</text:p>
          </table:table-cell>
          <table:table-cell table:style-name="ce24" office:value-type="string" calcext:value-type="string">
            <text:p>VCLS ELaNa XX CubeSat Description - RadFXSat-2.docx</text:p>
          </table:table-cell>
          <table:table-cell office:value-type="string" calcext:value-type="string">
            <text:p>svn &gt; Fox-1E\ Test \ Launch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NASA Standards and Test Documents</text:p>
          </table:table-cell>
          <table:table-cell table:style-name="ce25" office:value-type="string" calcext:value-type="string">
            <text:p>Note: these docs are only a sampling of what’s available on sv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eSat Acceptance Checklist (CAC)</text:p>
          </table:table-cell>
          <table:table-cell table:style-name="ce15" office:value-type="string" calcext:value-type="string">
            <text:p><text:a xlink:href="https://github.com/AMSAT-NA/fox-plus/blob/main/systems_engineering/Compliance%20%2B%20Testing/cubesatdesignspecificationrev14_12022-02-09.pdf" xlink:type="simple">cubesatdesignspecificationrev14_12022-02-09.pdf</text:a>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eSat Acceptance Checklist (CAC)</text:p>
          </table:table-cell>
          <table:table-cell office:value-type="string" calcext:value-type="string">
            <text:p>1U++ CubeSat Checklist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ironmental Test Plan</text:p>
          </table:table-cell>
          <table:table-cell office:value-type="string" calcext:value-type="string">
            <text:p>NASA HDBK 7008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Spacecraft Dynamic Environments Testing</text:p>
          </table:table-cell>
        </table:table-row>
        <table:table-row table:style-name="ro1">
          <table:table-cell/>
          <table:table-cell office:value-type="string" calcext:value-type="string">
            <text:p>Outgassing</text:p>
          </table:table-cell>
          <table:table-cell office:value-type="string" calcext:value-type="string">
            <text:p>NASA STD 6001B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Flamability, Offgassing Compatability &amp; Test</text:p>
          </table:table-cell>
        </table:table-row>
        <table:table-row table:style-name="ro3">
          <table:table-cell/>
          <table:table-cell office:value-type="string" calcext:value-type="string">
            <text:p>Environmental Test Plan</text:p>
          </table:table-cell>
          <table:table-cell table:style-name="ce26" office:value-type="string" calcext:value-type="string">
            <text:p><text:a xlink:href="https://github.com/AMSAT-NA/fox-plus/blob/main/systems_engineering/Compliance%20%2B%20Testing/NASA%20ENV%20GSFC-STD-7000B%20(2021).pdf" xlink:type="simple">NASA ENV GSFC-STD-7000B (2021).pdf</text:a></text:p>
          </table:table-cell>
          <table:table-cell table:style-name="ce29" office:value-type="string" calcext:value-type="string">
            <text:p>Svn &gt; Golf-Tee\ Mechanical \ reference \ NASA</text:p>
          </table:table-cell>
          <table:table-cell table:style-name="ce30" office:value-type="string" calcext:value-type="string">
            <text:p>General Environmental Verification Standard (GEVS) for GSFC Flight Programs and Projects</text:p>
          </table:table-cell>
        </table:table-row>
        <table:table-row table:style-name="ro1">
          <table:table-cell/>
          <table:table-cell office:value-type="string" calcext:value-type="string">
            <text:p>Vibration &amp; Shock Test Report</text:p>
          </table:table-cell>
          <table:table-cell office:value-type="string" calcext:value-type="string">
            <text:p>NASA STD 7001B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Payload VibroAcoustic Test Criteria</text:p>
          </table:table-cell>
        </table:table-row>
        <table:table-row table:style-name="ro1">
          <table:table-cell/>
          <table:table-cell office:value-type="string" calcext:value-type="string">
            <text:p>Orbital Debris Assessment Report</text:p>
          </table:table-cell>
          <table:table-cell office:value-type="string" calcext:value-type="string">
            <text:p>NASA NPR 8715</text:p>
          </table:table-cell>
          <table:table-cell office:value-type="string" calcext:value-type="string">
            <text:p>Svn &gt; Golf-Tee\ Mechanical \ reference \ NASA</text:p>
          </table:table-cell>
          <table:table-cell office:value-type="string" calcext:value-type="string">
            <text:p>Procedural Requirements for limiting Orbital Space Debris</text:p>
          </table:table-cell>
        </table:table-row>
        <table:table-row table:style-name="ro1">
          <table:table-cell/>
          <table:table-cell office:value-type="string" calcext:value-type="string">
            <text:p>Frequency Coordination</text:p>
          </table:table-cell>
          <table:table-cell office:value-type="string" calcext:value-type="string">
            <text:p>NASA Spectrum Guidance for Small Sat Missions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quency Coordination</text:p>
          </table:table-cell>
          <table:table-cell table:style-name="ce14" office:value-type="string" calcext:value-type="string">
            <text:p><text:a xlink:href="https://github.com/AMSAT-NA/fox-plus/blob/main/systems_engineering/Compliance%20%2B%20Testing/FCC%20License%20DA-13-445A1.pdf" xlink:type="simple">FCC License DA-13-445A1.pdf</text:a>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Readiness Review</text:p>
          </table:table-cell>
          <table:table-cell table:style-name="ce15" office:value-type="string" calcext:value-type="string">
            <text:p><text:a xlink:href="https://github.com/AMSAT-NA/fox-plus/blob/main/systems_engineering/Compliance%20%2B%20Testing/NASA%20Launch%20Services%20Program.pdf" xlink:type="simple">NASA Launch Services Program.pdf</text:a>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Properties</text:p>
          </table:table-cell>
          <table:table-cell table:style-name="ce15" office:value-type="string" calcext:value-type="string">
            <text:p>NASA VCLS ELaNa XX Mass Properties.xlsx</text:p>
          </table:table-cell>
          <table:table-cell office:value-type="string" calcext:value-type="string">
            <text:p>Svn &gt; Golf-Tee\ Mechanical \ reference \ NASA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mpliance Task Area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Source Location(s)</text:p>
          </table:table-cell>
          <table:table-cell table:style-name="ce2" office:value-type="string" calcext:value-type="string">
            <text:p>Com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Moore</meta:initial-creator>
    <meta:creation-date>2023-04-02T10:58:16.709230998</meta:creation-date>
    <dc:date>2023-04-16T17:08:03.697959633</dc:date>
    <dc:creator>Mike Moore</dc:creator>
    <meta:editing-duration>PT2H48M59S</meta:editing-duration>
    <meta:editing-cycles>12</meta:editing-cycles>
    <meta:generator>LibreOffice/7.3.7.2$Linux_X86_64 LibreOffice_project/30$Build-2</meta:generator>
    <meta:document-statistic meta:table-count="1" meta:cell-count="126" meta:object-count="0"/>
  </office:meta>
</office:document-meta>
</file>